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359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office:value-type="string" calcext:value-type="string">
            <text:p>Draw to offscreen bitmap in game_loop as a 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ile cl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t tile object draw itself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9:14:15.333695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7:05:14.077100709</meta:creation-date>
    <meta:generator>LibreOffice/5.1.6.2$Linux_X86_64 LibreOffice_project/10m0$Build-2</meta:generator>
    <dc:date>2018-02-06T19:15:00.422912283</dc:date>
    <meta:editing-duration>PT59S</meta:editing-duration>
    <meta:editing-cycles>3</meta:editing-cycles>
    <meta:document-statistic meta:table-count="1" meta:cell-count="3" meta:object-count="0"/>
  </office:meta>
</office:document-meta>
</file>